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table:number-columns-repeated="1011"/>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table:number-columns-repeated="1013"/>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table:number-columns-repeated="1013"/>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table:number-columns-repeated="1013"/>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table:number-columns-repeated="1013"/>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table:number-columns-repeated="1013"/>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table:number-columns-repeated="1013"/>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table:number-columns-repeated="1011"/>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table:number-columns-repeated="1012"/>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number-columns-repeated="1012"/>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number-columns-repeated="1012"/>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12">12/11/2019</text:date>, <text:time>02:10:2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19-11-12T02:10:29.36</dc:date>
    <meta:editing-cycles>45</meta:editing-cycles>
    <meta:editing-duration>PT1H40M49S</meta:editing-duration>
    <meta:document-statistic meta:table-count="1" meta:cell-count="118" meta:object-count="0"/>
  </office:meta>
</office:document-meta>
</file>